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orServer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ServerFactoryBean.setEnvironment( @ Nullable Properties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Server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ServerFactoryBean.setDaemon( boolean daem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ServerFactoryBean.setForwarder( MBeanServerForwarder forwa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ServerFactoryBean.setServiceUrl( String servic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ServerFactoryBean.setThreaded( boolean thread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ServerFactoryBean.getObjec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ServerFactoryBean.destro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nectorServerFactoryBean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nectorServerFactoryBean.setObjectName( Object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orServerFactoryBean.afterPropertiesSe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onnectorServerFactoryBean.setEnvironmentMap( @ Nullable Map &lt; String , ? &gt;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